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a xlink:type="simple" xlink:href="https://sites.google.com/site/adai6jfm/modelo-en-espiral" text:style-name="Internet_20_link" text:visited-style-name="Visited_20_Internet_20_Link">https://sites.google.com/site/adai6jfm/modelo-en-espiral</text:a></text:p>
      <text:p text:style-name="Standard">- <text:a xlink:type="simple" xlink:href="https://es.ryte.com/wiki/Modelo_en_Espiral" text:style-name="Internet_20_link" text:visited-style-name="Visited_20_Internet_20_Link">https://es.ryte.com/wiki/Modelo_en_Espiral</text:a></text:p>
      <text:p text:style-name="Standard">-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1-06T19:27:04.277000000</dc:date>
    <meta:editing-duration>PT9M43S</meta:editing-duration>
    <meta:editing-cycles>3</meta:editing-cycles>
    <meta:document-statistic meta:table-count="0" meta:image-count="0" meta:object-count="0" meta:page-count="1" meta:paragraph-count="3" meta:word-count="5" meta:character-count="104" meta:non-whitespace-character-count="101"/>
  </office:meta>
</office:document-meta>
</file>